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officeooo:paragraph-rsid="00215e82"/>
    </style:style>
    <style:style style:name="P3" style:family="paragraph" style:parent-style-name="Text_20_body">
      <style:paragraph-properties fo:line-height="150%"/>
      <style:text-properties officeooo:paragraph-rsid="00363d21"/>
    </style:style>
    <style:style style:name="P4" style:family="paragraph" style:parent-style-name="Heading_20_1">
      <style:paragraph-properties fo:line-height="150%"/>
      <style:text-properties style:font-name="Times New Roman" fo:font-size="12pt" fo:language="en" fo:country="US" style:font-size-asian="12pt" style:font-size-complex="12pt"/>
    </style:style>
    <style:style style:name="P5" style:family="paragraph" style:parent-style-name="Heading_20_2">
      <style:paragraph-properties fo:line-height="150%"/>
      <style:text-properties style:font-name="Times New Roman" fo:font-size="12pt" fo:language="en" fo:country="US" style:font-size-asian="12pt" style:font-size-complex="12pt"/>
    </style:style>
    <style:style style:name="P6" style:family="paragraph" style:parent-style-name="Standard">
      <style:paragraph-properties fo:line-height="150%"/>
      <style:text-properties style:font-name="Times New Roman" fo:font-size="12pt" fo:language="en" fo:country="US" style:font-size-asian="12pt" style:font-size-complex="12pt"/>
    </style:style>
    <style:style style:name="P7" style:family="paragraph" style:parent-style-name="Heading_20_3">
      <style:paragraph-properties fo:line-height="150%"/>
      <style:text-properties style:font-name="Times New Roman" fo:font-size="12pt" fo:language="en" fo:country="US" style:font-size-asian="12pt" style:font-size-complex="12pt"/>
    </style:style>
    <style:style style:name="P8" style:family="paragraph" style:parent-style-name="Text_20_body">
      <style:paragraph-properties fo:line-height="150%"/>
      <style:text-properties style:font-name="Times New Roman" fo:font-size="12pt" fo:language="en" fo:country="US" style:font-size-asian="12pt" style:font-size-complex="12pt"/>
    </style:style>
    <style:style style:name="P9" style:family="paragraph" style:parent-style-name="Text_20_body">
      <style:paragraph-properties fo:line-height="150%"/>
      <style:text-properties style:font-name="Times New Roman" fo:font-size="12pt" fo:language="en" fo:country="US" officeooo:paragraph-rsid="00363d21" style:font-size-asian="12pt" style:font-size-complex="12pt"/>
    </style:style>
    <style:style style:name="P10" style:family="paragraph" style:parent-style-name="Text_20_body">
      <style:paragraph-properties fo:line-height="150%"/>
      <style:text-properties style:font-name="Times New Roman" fo:font-size="12pt" fo:language="en" fo:country="US" officeooo:rsid="002819c1" officeooo:paragraph-rsid="002819c1" style:font-size-asian="12pt" style:font-size-complex="12pt"/>
    </style:style>
    <style:style style:name="P11" style:family="paragraph" style:parent-style-name="Text_20_body">
      <style:paragraph-properties fo:line-height="150%"/>
      <style:text-properties style:font-name="Times New Roman" fo:font-size="12pt" fo:language="en" fo:country="US" officeooo:rsid="001d6545" officeooo:paragraph-rsid="001d6545" style:font-size-asian="12pt" style:font-size-complex="12pt"/>
    </style:style>
    <style:style style:name="P12" style:family="paragraph" style:parent-style-name="Text_20_body">
      <style:paragraph-properties fo:line-height="150%"/>
      <style:text-properties style:font-name="Times New Roman" fo:font-size="12pt" fo:language="en" fo:country="US" officeooo:rsid="002e01ec" officeooo:paragraph-rsid="002e01ec" style:font-size-asian="12pt" style:font-size-complex="12pt"/>
    </style:style>
    <style:style style:name="P13" style:family="paragraph" style:parent-style-name="Text_20_body">
      <style:paragraph-properties fo:line-height="150%"/>
      <style:text-properties style:font-name="Times New Roman" fo:font-size="12pt" fo:language="en" fo:country="US" officeooo:rsid="002f50b6" officeooo:paragraph-rsid="002f50b6" style:font-size-asian="12pt" style:font-size-complex="12pt"/>
    </style:style>
    <style:style style:name="P14" style:family="paragraph" style:parent-style-name="Text_20_body">
      <style:paragraph-properties fo:line-height="150%"/>
      <style:text-properties style:font-name="Times New Roman" fo:font-size="12pt" fo:language="en" fo:country="US" fo:font-weight="normal" officeooo:rsid="002a5b93" officeooo:paragraph-rsid="002a5b93" style:font-size-asian="12pt" style:font-weight-asian="normal" style:font-size-complex="12pt" style:font-weight-complex="normal"/>
    </style:style>
    <style:style style:name="P15" style:family="paragraph" style:parent-style-name="Text_20_body">
      <style:paragraph-properties fo:line-height="150%"/>
      <style:text-properties style:font-name="Times New Roman" fo:font-size="12pt" fo:language="en" fo:country="US" fo:font-weight="normal" officeooo:rsid="002e01ec" officeooo:paragraph-rsid="002e01ec" style:font-size-asian="12pt" style:font-weight-asian="normal" style:font-size-complex="12pt" style:font-weight-complex="normal"/>
    </style:style>
    <style:style style:name="P16" style:family="paragraph" style:parent-style-name="Text_20_body">
      <style:paragraph-properties fo:line-height="150%"/>
      <style:text-properties style:font-name="Times New Roman" fo:font-size="12pt" fo:language="en" fo:country="US" fo:font-weight="bold" officeooo:rsid="002a5b93" officeooo:paragraph-rsid="002a5b93" style:font-size-asian="12pt" style:font-weight-asian="bold" style:font-size-complex="12pt" style:font-weight-complex="bold"/>
    </style:style>
    <style:style style:name="P17" style:family="paragraph" style:parent-style-name="Text_20_body">
      <style:paragraph-properties fo:line-height="150%"/>
      <style:text-properties style:font-name="Times New Roman" fo:font-size="12pt" fo:language="en" fo:country="US" fo:font-weight="bold" officeooo:rsid="002e01ec" officeooo:paragraph-rsid="002e01ec" style:font-size-asian="12pt" style:font-weight-asian="bold" style:font-size-complex="12pt" style:font-weight-complex="bold"/>
    </style:style>
    <style:style style:name="P18" style:family="paragraph" style:parent-style-name="Text_20_body">
      <style:paragraph-properties fo:line-height="150%"/>
      <style:text-properties style:font-name="Times New Roman" fo:font-size="12pt" fo:language="en" fo:country="US" officeooo:rsid="003a9d48" officeooo:paragraph-rsid="003a9d48" style:font-size-asian="12pt" style:font-size-complex="12pt"/>
    </style:style>
    <style:style style:name="T1" style:family="text">
      <style:text-properties officeooo:rsid="001d6545"/>
    </style:style>
    <style:style style:name="T2" style:family="text">
      <style:text-properties officeooo:rsid="001e2684"/>
    </style:style>
    <style:style style:name="T3" style:family="text">
      <style:text-properties officeooo:rsid="0028a955"/>
    </style:style>
    <style:style style:name="T4" style:family="text">
      <style:text-properties fo:font-weight="bold" style:font-weight-asian="bold" style:font-weight-complex="bold"/>
    </style:style>
    <style:style style:name="T5" style:family="text">
      <style:text-properties officeooo:rsid="002d35cb"/>
    </style:style>
    <style:style style:name="T6" style:family="text">
      <style:text-properties officeooo:rsid="002e01ec"/>
    </style:style>
    <style:style style:name="T7" style:family="text">
      <style:text-properties officeooo:rsid="002f50b6"/>
    </style:style>
    <style:style style:name="T8" style:family="text">
      <style:text-properties officeooo:rsid="0030a58a"/>
    </style:style>
    <style:style style:name="T9" style:family="text">
      <style:text-properties officeooo:rsid="0031e314"/>
    </style:style>
    <style:style style:name="T10" style:family="text">
      <style:text-properties style:font-name="Times New Roman" fo:font-size="12pt" fo:language="en" fo:country="US" style:font-size-asian="12pt" style:font-size-complex="12pt"/>
    </style:style>
    <style:style style:name="T11" style:family="text">
      <style:text-properties style:font-name="Times New Roman" fo:font-size="12pt" fo:language="en" fo:country="US" officeooo:rsid="001ccbd4" style:font-size-asian="12pt" style:font-size-complex="12pt"/>
    </style:style>
    <style:style style:name="T12" style:family="text">
      <style:text-properties style:font-name="Times New Roman" fo:font-size="12pt" fo:language="en" fo:country="US" officeooo:rsid="002bf094" style:font-size-asian="12pt" style:font-size-complex="12pt"/>
    </style:style>
    <style:style style:name="T13" style:family="text">
      <style:text-properties style:font-name="Times New Roman" fo:font-size="12pt" fo:language="en" fo:country="US" officeooo:rsid="001e2684" style:font-size-asian="12pt" style:font-size-complex="12pt"/>
    </style:style>
    <style:style style:name="T14" style:family="text">
      <style:text-properties style:font-name="Times New Roman" fo:font-size="12pt" fo:language="en" fo:country="US" officeooo:rsid="001f3c29" style:font-size-asian="12pt" style:font-size-complex="12pt"/>
    </style:style>
    <style:style style:name="T15" style:family="text">
      <style:text-properties style:font-name="Times New Roman" fo:font-size="12pt" fo:language="en" fo:country="US" officeooo:rsid="00363d21" style:font-size-asian="12pt" style:font-size-complex="12pt"/>
    </style:style>
    <style:style style:name="T16" style:family="text">
      <style:text-properties style:font-name="Times New Roman" fo:font-size="12pt" fo:language="en" fo:country="US" officeooo:rsid="001d6545" style:font-size-asian="12pt" style:font-size-complex="12pt"/>
    </style:style>
    <style:style style:name="T17" style:family="text">
      <style:text-properties style:font-name="Times New Roman" fo:font-size="12pt" fo:language="en" fo:country="US" officeooo:rsid="00397753" style:font-size-asian="12pt" style:font-size-complex="12pt"/>
    </style:style>
    <style:style style:name="T18" style:family="text">
      <style:text-properties style:font-name="Times New Roman" fo:font-size="12pt" fo:language="en" fo:country="US" officeooo:rsid="003a9d48" style:font-size-asian="12pt" style:font-size-complex="12pt"/>
    </style:style>
    <style:style style:name="T19" style:family="text">
      <style:text-properties officeooo:rsid="00363d21"/>
    </style:style>
    <style:style style:name="T20" style:family="text">
      <style:text-properties officeooo:rsid="003a9d48"/>
    </style:style>
    <style:style style:name="T21" style:family="text">
      <style:text-properties officeooo:rsid="003bfc4c"/>
    </style:style>
    <style:style style:name="T22" style:family="text">
      <style:text-properties officeooo:rsid="003c2570"/>
    </style:style>
    <style:style style:name="T23" style:family="text">
      <style:text-properties officeooo:rsid="003d1eb1"/>
    </style:style>
    <style:style style:name="T24" style:family="text">
      <style:text-properties officeooo:rsid="003f93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Sampling</text:h>
      <text:h text:style-name="P5" text:outline-level="2">Sampling site</text:h>
      <text:p text:style-name="P3"><text:span text:style-name="T10">The attitudinal gradients relate two mountains. The Alps chain and the Pyrenees chain, both in France. </text:span><text:span text:style-name="T15">Nine</text:span><text:span text:style-name="T10"> sites come from the Alps, and </text:span><text:span text:style-name="T15">two</text:span><text:span text:style-name="T10"> from Pyrenees. Their localization can be found in Annex </text:span><text:span text:style-name="T11">I</text:span><text:span text:style-name="T10">. All the sampling sites belong to Orchamp Observatory (</text:span><text:a xlink:type="simple" xlink:href="https://orchamp.osug.fr/" text:style-name="Internet_20_link" text:visited-style-name="Visited_20_Internet_20_Link"><text:span text:style-name="T10">https://orchamp.osug.fr</text:span></text:a><text:span text:style-name="T10">). The first sampling campaign (2021) has started in September 2021 and finished in November 2021. The second (2022) one took place one year later at the same time. Annex </text:span><text:span text:style-name="T16">I</text:span><text:span text:style-name="T10"> precises the date of every sampling site. For each </text:span><text:span text:style-name="T15">eleven </text:span><text:span text:style-name="T10">plot, environmental, biologic and pedologic variables has been </text:span><text:span text:style-name="T15">measured</text:span><text:span text:style-name="T10">, thanks to different actors.</text:span></text:p>
      <text:h text:style-name="P5" text:outline-level="2">Sampling methods</text:h>
      <text:h text:style-name="P7" text:outline-level="3">Pitfall traps</text:h>
      <text:p text:style-name="P8">In every plot, six pitfall traps has been randomly placed. A pitfall trap is made of a 125ml plastic pot, buried up to its superior border, which is equal to 10cm depth. Inside it, there is 40ml of vinegar over saturated in salt, in order to kill macro fauna and avoid consumption between organisms. The salt prevent natural desegregation. To limit additional organic matter and water entering (causing dilution), a cap is placed 5cm over the pot.</text:p>
      <text:p text:style-name="P8">One month later, the six pots are taken over. At the laboratory, samples are washed from salt into water during two days.</text:p>
      <text:h text:style-name="P7" text:outline-level="3">Qualitative Sampling</text:h>
      <text:p text:style-name="P8">The qualitative sampling consists in searching macro fauna randomly. A single hole is dug, without any particular dimension, but under 25x25x15 and every macro organism is taken from the dirt.</text:p>
      <text:h text:style-name="P7" text:outline-level="3">Manual sort</text:h>
      <text:p text:style-name="P8">In every plot, six holes are dug, in a homogeneous area. Before digging, vegetation are removed and observed in case of presence of fauna. A hole measures 25cm x 25cm in surface and 15cm in depth. Then, a sort is made to extract every organism which measures more than 1mm.</text:p>
      <text:p text:style-name="P8"><text:soft-page-break/>For the three methods, all the macro fauna is then, stored in a pot with alcohol 70%, and put in laboratory for futures analysis. Every sampling has a unique code, linked with the local data base.</text:p>
      <text:h text:style-name="P4" text:outline-level="1">Identification</text:h>
      <text:h text:style-name="P5" text:outline-level="2">Biological material identified</text:h>
      <text:p text:style-name="P8">Even if the study is based on specific guilds and specifics taxas, other animals have been identified in order to enhance knowledge and laboratory data base. On the contrary, some species have not been identified. For instance, Collembola class and Acari sub class are rejected because some or all individuals/species are too tiny and belong more to meso fauna. Diptera order isn’t conserved into data base because individuals are attracted by vinegar, which creates a big bias is analysis, compared to other orders which are <text:span text:style-name="T1">not attracted</text:span>. Thus, we didn’t take into account individuals in pieces when it was impossible to restore the animal, the identification was compromised.</text:p>
      <text:h text:style-name="P7" text:outline-level="3">By specialists, <text:span text:style-name="T19">in laboratory</text:span></text:h>
      <text:p text:style-name="P9">Some taxas, like Lumbricinae, a major part of Carabidae, Araneae, and Diplopoda has been identified to gender, or species thanks to specialists (See Appreciation part), <text:span text:style-name="T19">on in laboratory</text:span>. It accounts <text:span text:style-name="T1">for </text:span>50% of macro fauna <text:span text:style-name="T1">diversity</text:span> in average.</text:p>
      <text:h text:style-name="P7" text:outline-level="3">On Inaturalist</text:h>
      <text:p text:style-name="P1"><text:span text:style-name="T10">The second big part of macrofauna has been identified thanks to the application Inaturalist. Every observations can be found here : </text:span><text:a xlink:type="simple" xlink:href="https://www.inaturalist.org/projects/orchamp_global" text:style-name="Internet_20_link" text:visited-style-name="Visited_20_Internet_20_Link"><text:span text:style-name="T10">https://www.inaturalist.org/projects/orchamp_global</text:span></text:a></text:p>
      <text:p text:style-name="P8"><text:span text:style-name="T19">An average of two</text:span> (mostly dorsal and ventral part) of every unknown morphotype have been taken. Little organisms are placed under binocular loupes and a Monochroma Camera captures it. The software Capture V2.4 stacks a live video at different focal distances to get a precise photo. Bigger organisms are placed under a Panasonic Lumix 25-600.</text:p>
      <text:p text:style-name="P8">Every individuals photographed get a single ID, composed by the code linked to local data base and the<text:span text:style-name="T1">ir </text:span>taxa. They are posted on Inaturalist, with a supposed identification, localization and the date of sampling. Then volunteers can <text:span text:style-name="T1">refine</text:span> the identification thanks to their knowledge on the taxa. Every identification made is <text:span text:style-name="T19">checked</text:span>.</text:p>
      <text:p text:style-name="P8">The ID helps us to match Inaturalist identification with the Access data base automatically.</text:p>
      <text:p text:style-name="P8"><text:soft-page-break/>Since the identifications could happen a few week after the photo deposit, and since the R code works with Inaturalist, a last <text:s/><text:span text:style-name="T1">statistical </text:span>run has been done the <text:span text:style-name="T1">[INCLURE DATE DERNIER RUN SCRIPT].</text:span> Every possible identifications made after this date don’t account into analysis and present graphs.</text:p>
      <text:h text:style-name="P4" text:outline-level="1">Environmental and traits data</text:h>
      <text:h text:style-name="P5" text:outline-level="2">Environmental</text:h>
      <text:p text:style-name="P2"><text:span text:style-name="T10">Environmental measures are partly available at </text:span><text:a xlink:type="simple" xlink:href="https://shiny.osug.fr/app/orchamp_download" text:style-name="Internet_20_link" text:visited-style-name="Visited_20_Internet_20_Link"><text:span text:style-name="T10">https://shiny.osug.fr/app/orchamp_download</text:span></text:a><text:span text:style-name="T10">. For the rest of them, we asked </text:span><text:span text:style-name="T17">Orcham Team</text:span><text:span text:style-name="T10"> in order to complete our own environmental data base, with all the variables we suspect playing a role in each trophic guild trait variance. </text:span><text:span text:style-name="T13">Environmental variables have been computed into a data frame, with, in row, the sites, or samples, or plots and in column, the variables. <text:line-break/>The variables kept for analysis are the following : </text:span><text:span text:style-name="T18">[METTRE VARIABLES]</text:span><text:span text:style-name="T14">. </text:span><text:span text:style-name="T12">You can have access to all protocoles online here : https://orchamp.osug.fr/Protocoles</text:span></text:p>
      <text:p text:style-name="P10"><text:span text:style-name="T4">Scales of analysis</text:span> </text:p>
      <text:p text:style-name="P10">Community ecology needs to consider the different scales of study. Biodiversity evolves differently between mountains chains and between samples. <text:span text:style-name="T3">Scales of study targeted was the following : sample scale, plot scale, gradient scale, habitat scale and mountain scale. </text:span></text:p>
      <text:h text:style-name="P4" text:outline-level="1">Statistical analysis</text:h>
      <text:p text:style-name="P1"><text:span text:style-name="T10">All the analysis was performed on RStudio version 4.2.3.</text:span><text:span text:style-name="T17">1.</text:span><text:span text:style-name="T10"> Scripts, data and figures can be found in GitHub website : </text:span><text:a xlink:type="simple" xlink:href="https://github.com/Aurelien-Navarro/Macrofauna" text:style-name="Internet_20_link" text:visited-style-name="Visited_20_Internet_20_Link"><text:span text:style-name="T10">https://github.com/Aurelien-Navarro/Macrofauna</text:span></text:a></text:p>
      <text:p text:style-name="P16"><text:span text:style-name="T5">Additive </text:span>Variance Partitioning</text:p>
      <text:p text:style-name="P14">A<text:span text:style-name="T5">n additive</text:span> variance partitioning have been tested, the aim was to determine the variance explained by every levels of sampling. <text:span text:style-name="T5">We asked which level of sampling include the most variance in traits and in taxonomy. We used the function adipart() from the vegan package. We inquired </text:span><text:span text:style-name="T20">the</text:span><text:span text:style-name="T5"> community database and a level sampling hierarchy database. We also asked 3 diversity index to compute together, </text:span><text:span text:style-name="T6">the argument ‘prop’ for weighting by abundance, </text:span><text:span text:style-name="T5">and performed 150 simulations. </text:span></text:p>
      <text:p text:style-name="P17">Hierarchical Null Model </text:p>
      <text:p text:style-name="P15"><text:soft-page-break/>We performed a hierarchical null model with the function hiersimu() from the package vegan. The results informed about which beta diversity scale is different from a null model where species or traits are randomly distributed. We inquired the same data bases as additive variance partitioning. Other arguments was by default and we performed 150 simulations.</text:p>
      <text:h text:style-name="P5" text:outline-level="2">Global Dissimilarity Model <text:span text:style-name="T1">(GDM)</text:span></text:h>
      <text:p text:style-name="P11">For the four trophic guild, we have created a <text:span text:style-name="T20">species </text:span>dissimilarity matrix between sample, plot, gradient. It was made with the help of the function <text:span text:style-name="T2">vegdist() from the package vegan. </text:span><text:span text:style-name="T7">The distance used was Bray-Curtis distance.</text:span></text:p>
      <text:p text:style-name="P12">Then, we created a dissimilarity matrix for <text:span text:style-name="T7">plant</text:span> species, <text:span text:style-name="T7">to compare with the fauna community matrix, also with vegdist. The distance used was also Bray-Curtis distance.</text:span></text:p>
      <text:p text:style-name="P13">We also t<text:span text:style-name="T22">ook</text:span> into account the environmental variables. <text:span text:style-name="T8">Then </text:span><text:span text:style-name="T9">we created an object</text:span> with the function formatsitepair() <text:span text:style-name="T9">(from gdm packages)</text:span>. We inquired <text:span text:style-name="T8">the</text:span> community matrix, the distance used, <text:span text:style-name="T8">the environmental data, the plant dissimilarity matrix and precised geographic </text:span><text:span text:style-name="T9">coordinates column. Finally, we performed a GDM on this object, with the function gdm(), from ‘gdm’ package. We precised geo=TRUE to include geographic distance between plots. </text:span></text:p>
      <text:p text:style-name="P18">For every GDM performed, we tested the significativity of Predictors thanks to the function gdm.crossvalidation. We decided to take the top three variables playing a role in targeted dissimilarity. For studied scales, we refered to our Variance Partitioning results and the data available (see : Results – Variance Partitioning.). <text:span text:style-name="T21">We then extracted predictors and associated coefficients </text:span><text:span text:style-name="T22">for each trophic guild. Finally, we extracted from the gdm function the observed dissimilarity of the community, in relation with the predicted ecological distance. We compared theses relationships between trophic guild</text:span><text:span text:style-name="T24">s</text:span><text:span text:style-name="T22"> for a fixed </text:span><text:span text:style-name="T23">observation level.</text:spa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4:57:06.692000000</meta:creation-date>
    <dc:date>2023-06-01T16:55:30.819000000</dc:date>
    <meta:editing-duration>PT5H28M35S</meta:editing-duration>
    <meta:editing-cycles>21</meta:editing-cycles>
    <meta:generator>LibreOffice/7.5.2.2$Windows_X86_64 LibreOffice_project/53bb9681a964705cf672590721dbc85eb4d0c3a2</meta:generator>
    <meta:document-statistic meta:table-count="0" meta:image-count="0" meta:object-count="0" meta:page-count="4" meta:paragraph-count="39" meta:word-count="1179" meta:character-count="7662" meta:non-whitespace-character-count="6514"/>
  </office:meta>
</office:document-meta>
</file>